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2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.318cm" fo:margin-right="0cm" fo:margin-top="0cm" fo:margin-bottom="0cm" fo:text-indent="0cm" style:text-autospace="none"/>
    </style:style>
    <style:style style:name="P4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loext:graphic-properties draw:fill="none" draw:fill-color="#ffffff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.318cm" fo:margin-right="0cm" fo:margin-top="0cm" fo:margin-bottom="0cm" fo:text-indent="-0.318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.635cm" fo:margin-right="0cm" fo:margin-top="0cm" fo:margin-bottom="0cm" fo:text-align="center" fo:text-indent="-0.635cm" style:text-autospace="none"/>
    </style:style>
    <style:style style:name="P11" style:family="paragraph">
      <loext:graphic-properties draw:fill="none" draw:fill-color="#ffffff"/>
      <style:paragraph-properties fo:margin-left="0.635cm" fo:margin-right="0cm" fo:margin-top="0cm" fo:margin-bottom="0cm" fo:text-align="center" fo:text-indent="-0.635cm" style:text-autospace="none"/>
      <style:text-properties fo:color="#000000" style:font-name="Segoe UI" fo:font-size="8.5pt" fo:text-shadow="none" fo:font-weight="bold" style:font-name-asian="Segoe UI" style:font-size-asian="8.5pt" style:font-weight-asian="bold" style:font-name-complex="Segoe UI" style:font-size-complex="8.5pt" style:font-weight-complex="bold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" style:font-size-asian="26pt" style:font-weight-asian="normal" style:font-name-complex="Segoe UI" style:font-size-complex="26pt" style:font-weight-complex="normal"/>
    </style:style>
    <style:style style:name="T2" style:family="text">
      <style:text-properties fo:color="#003d73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3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4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5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6" style:family="text">
      <style:text-properties fo:color="#003d73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7" style:family="text">
      <style:text-properties fo:color="#003d73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8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4" draw:layer="layout" svg:width="25.4cm" svg:height="4.477cm" svg:x="1.27cm" svg:y="0.691cm">
          <draw:text-box>
            <text:p text:style-name="P1"><text:span text:style-name="T1">PSALM 123</text:span></text:p>
            <text:p text:style-name="P2"><text:span text:style-name="T2">1</text:span><text:span text:style-name="T3">To you I lift up my eyes,</text:span></text:p>
            <text:p text:style-name="P3"><text:span text:style-name="T4"><text:s text:c="5"/></text:span><text:span text:style-name="T5">O you who are enthroned in the heaven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5.4cm" svg:height="7.766cm" svg:x="1.27cm" svg:y="0.762cm">
          <draw:text-box>
            <text:p text:style-name="P6"><text:span text:style-name="T6">2</text:span><text:span text:style-name="T7">Behold, as the eyes of servants look to the hand <text:s text:c="2"/>of their master, as the eyes of a maidservant to <text:s text:c="3"/>the hand of her mistress,</text:span></text:p>
            <text:p text:style-name="P3"><text:span text:style-name="T4"><text:s text:c="5"/></text:span><text:span text:style-name="T5">so our eyes look to the LORD our God, till <text:s/></text:span></text:p>
            <text:p text:style-name="P3"><text:span text:style-name="T5"><text:s text:c="5"/></text:span><text:span text:style-name="T5">he has mercy upon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7" draw:layer="layout" svg:width="25.4cm" svg:height="6.263cm" svg:x="1.27cm" svg:y="0.762cm">
          <draw:text-box>
            <text:p text:style-name="P6"><text:span text:style-name="T6">3</text:span><text:span text:style-name="T7">Have mercy upon us, O LORD, have mercy upon <text:s/></text:span></text:p>
            <text:p text:style-name="P6"><text:span text:style-name="T7"><text:s/></text:span><text:span text:style-name="T7">us,</text:span></text:p>
            <text:p text:style-name="P3"><text:span text:style-name="T8"><text:s text:c="5"/></text:span><text:span text:style-name="T5">for we have had more than enough of </text:span></text:p>
            <text:p text:style-name="P3"><text:span text:style-name="T5"><text:s text:c="5"/></text:span><text:span text:style-name="T5">contemp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9" draw:layer="layout" svg:width="24.662cm" svg:height="4.76cm" svg:x="1.708cm" svg:y="0.74cm">
          <draw:text-box>
            <text:p text:style-name="P6"><text:span text:style-name="T6">4</text:span><text:span text:style-name="T7">Our soul has had more than enough of the <text:s text:c="3"/></text:span></text:p>
            <text:p text:style-name="P8"><text:span text:style-name="T7"><text:s/></text:span><text:span text:style-name="T7">scorn of those who are at ease,</text:span></text:p>
            <text:p text:style-name="P3"><text:span text:style-name="T8"><text:s text:c="5"/></text:span><text:span text:style-name="T5">of the contempt of the prou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11" draw:layer="layout" svg:width="24.13cm" svg:height="7.766cm" svg:x="2.019cm" svg:y="0.714cm">
          <draw:text-box>
            <text:p text:style-name="P10"><text:span text:style-name="T5">Glory be to the Father and to the Son</text:span></text:p>
            <text:p text:style-name="P1"><text:span text:style-name="T5">and to the Holy Ghost; </text:span></text:p>
            <text:p text:style-name="P1"><text:span text:style-name="T5">as it was in the beginning, is now,</text:span></text:p>
            <text:p text:style-name="P1"><text:span text:style-name="T5">and ever shall be, world without end. <text:s text:c="2"/></text:span></text:p>
            <text:p text:style-name="P1"><text:span text:style-name="T5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8:33:58.840000000</meta:creation-date>
    <dc:title>Hymn template</dc:title>
    <meta:editing-duration>PT10M43S</meta:editing-duration>
    <meta:editing-cycles>4</meta:editing-cycles>
    <meta:generator>LibreOffice/6.0.1.1$Windows_X86_64 LibreOffice_project/60bfb1526849283ce2491346ed2aa51c465abfe6</meta:generator>
    <meta:initial-creator>Arthur Hoch</meta:initial-creator>
    <dc:date>2018-07-03T14:17:54.619000000</dc:date>
    <meta:document-statistic meta:object-count="47"/>
    <meta:template xlink:type="simple" xlink:actuate="onRequest" xlink:title="Hymn template" xlink:href="../../AppData/Roaming/LibreOffice/4/user/template/Worship%20Templsates/Hymn%20template.otp" meta:date="2015-07-01T18:33:57.482000000"/>
  </office:meta>
</office:document-meta>
</file>